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12.146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3.457cm"/>
    </style:style>
    <style:style style:name="co6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center" fo:margin-left="0cm"/>
      <style:text-properties fo:font-weight="bold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fo:background-color="#cccccc" fo:wrap-option="wrap" style:vertical-align="top"/>
      <style:text-properties fo:font-weight="bold"/>
    </style:style>
    <style:style style:name="ce5" style:family="table-cell" style:parent-style-name="Default" style:data-style-name="N84">
      <style:table-cell-properties fo:wrap-option="wrap" style:vertical-align="top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5" table:default-cell-style-name="ce3"/>
        <table:table-column table:style-name="co1" table:number-columns-repeated="1015" table:default-cell-style-name="ce3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Num.</text:p>
          </table:table-cell>
          <table:table-cell table:style-name="ce4" office:value-type="string" calcext:value-type="string">
            <text:p>Date init</text:p>
          </table:table-cell>
          <table:table-cell table:style-name="ce4" office:value-type="string" calcext:value-type="string">
            <text:p>Units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Date res.</text:p>
          </table:table-cell>
          <table:table-cell table:style-name="ce4" office:value-type="string" calcext:value-type="string">
            <text:p>Who</text:p>
          </table:table-cell>
          <table:table-cell table:style-name="ce4" office:value-type="string" calcext:value-type="string">
            <text:p>Date Done</text:p>
          </table:table-cell>
          <table:table-cell table:style-name="ce4" office:value-type="string" calcext:value-type="string">
            <text:p>Date Test</text:p>
          </table:table-cell>
          <table:table-cell table:style-name="ce4" office:value-type="string" calcext:value-type="string">
            <text:p>Status</text:p>
          </table:table-cell>
          <table:table-cell table:number-columns-repeated="1015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style-name="ce5" office:value-type="date" office:date-value="2017-10-15" calcext:value-type="date">
            <text:p>2017-10-15</text:p>
          </table:table-cell>
          <table:table-cell office:value-type="string" calcext:value-type="string">
            <text:p>IU_Types, IU_Frames</text:p>
          </table:table-cell>
          <table:table-cell office:value-type="string" calcext:value-type="string">
            <text:p>Preview Memory managment</text:p>
          </table:table-cell>
          <table:table-cell table:style-name="ce5" office:value-type="date" office:date-value="2017-10-16" calcext:value-type="date">
            <text:p>2017-10-16</text:p>
          </table:table-cell>
          <table:table-cell office:value-type="string" calcext:value-type="string">
            <text:p>Pascal</text:p>
          </table:table-cell>
          <table:table-cell table:number-columns-repeated="2"/>
          <table:table-cell office:value-type="string" calcext:value-type="string">
            <text:p>Started</text:p>
          </table:table-cell>
          <table:table-cell table:number-columns-repeated="1015"/>
        </table:table-row>
        <table:table-row table:style-name="ro1">
          <table:table-cell table:formula="of:=[.A3]+IF([.B4]&lt;&gt;&quot;&quot;;1;0)" office:value-type="float" office:value="2" calcext:value-type="float">
            <text:p>2</text:p>
          </table:table-cell>
          <table:table-cell table:style-name="ce5" office:value-type="date" office:date-value="2017-10-15" calcext:value-type="date">
            <text:p>2017-10-15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Memory Management constructor : Manage exception from init procedure</text:p>
          </table:table-cell>
          <table:table-cell table:style-name="ce5" office:value-type="date" office:date-value="2017-10-18" calcext:value-type="date">
            <text:p>2017-10-18</text:p>
          </table:table-cell>
          <table:table-cell office:value-type="string" calcext:value-type="string">
            <text:p>Pascal</text:p>
          </table:table-cell>
          <table:table-cell table:style-name="ce5" office:value-type="date" office:date-value="2017-10-18" calcext:value-type="date">
            <text:p>2017-10-18</text:p>
          </table:table-cell>
          <table:table-cell/>
          <table:table-cell office:value-type="string" calcext:value-type="string">
            <text:p>Must be tested</text:p>
          </table:table-cell>
          <table:table-cell table:number-columns-repeated="1015"/>
        </table:table-row>
        <table:table-row table:style-name="ro2">
          <table:table-cell table:formula="of:=[.A4]+IF([.B5]&lt;&gt;&quot;&quot;;1;0)" office:value-type="float" office:value="3" calcext:value-type="float">
            <text:p>3</text:p>
          </table:table-cell>
          <table:table-cell table:style-name="ce5" office:value-type="date" office:date-value="2017-10-16" calcext:value-type="date">
            <text:p>2017-10-16</text:p>
          </table:table-cell>
          <table:table-cell office:value-type="string" calcext:value-type="string">
            <text:p>IU_Types, IU_Frames</text:p>
          </table:table-cell>
          <table:table-cell office:value-type="string" calcext:value-type="string">
            <text:p>Defining recovery area for preview pix. This need to define the function who calculate the recovery area for background extraction depanding of pix size</text:p>
          </table:table-cell>
          <table:table-cell table:style-name="ce5" office:value-type="date" office:date-value="2017-10-17" calcext:value-type="date">
            <text:p>2017-10-17</text:p>
          </table:table-cell>
          <table:table-cell office:value-type="string" calcext:value-type="string">
            <text:p>Pascal</text:p>
          </table:table-cell>
          <table:table-cell table:style-name="ce5" office:value-type="date" office:date-value="2017-10-17" calcext:value-type="date">
            <text:p>2017-10-17</text:p>
          </table:table-cell>
          <table:table-cell/>
          <table:table-cell office:value-type="string" calcext:value-type="string">
            <text:p>Must be tested</text:p>
          </table:table-cell>
          <table:table-cell table:number-columns-repeated="1015"/>
        </table:table-row>
        <table:table-row table:style-name="ro3">
          <table:table-cell table:formula="of:=[.A5]+IF([.B6]&lt;&gt;&quot;&quot;;1;0)" office:value-type="float" office:value="4" calcext:value-type="float">
            <text:p>4</text:p>
          </table:table-cell>
          <table:table-cell table:style-name="ce5" office:value-type="date" office:date-value="2017-10-18" calcext:value-type="date">
            <text:p>2017-10-18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Defining swap manager for memory frames. This swap manager must optimize swap between disk and memory. Use a statistical approach to identify wich is the middle column and the area around it to push the rights column on disk and to get the rights one from disk</text:p>
          </table:table-cell>
          <table:table-cell table:number-columns-repeated="1020"/>
        </table:table-row>
        <table:table-row table:style-name="ro1">
          <table:table-cell table:formula="of:=[.A6]+IF([.B7]&lt;&gt;&quot;&quot;;1;0)" office:value-type="float" office:value="5" calcext:value-type="float">
            <text:p>5</text:p>
          </table:table-cell>
          <table:table-cell table:style-name="ce5" office:value-type="date" office:date-value="2017-10-18" calcext:value-type="date">
            <text:p>2017-10-18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Make a code review for init procedure of the memory manager</text:p>
          </table:table-cell>
          <table:table-cell table:number-columns-repeated="1020"/>
        </table:table-row>
        <table:table-row table:style-name="ro4">
          <table:table-cell table:formula="of:=[.A7]+IF([.B8]&lt;&gt;&quot;&quot;;1;0)" office:value-type="float" office:value="6" calcext:value-type="float">
            <text:p>6</text:p>
          </table:table-cell>
          <table:table-cell table:style-name="ce5" office:value-type="date" office:date-value="2017-10-23" calcext:value-type="date">
            <text:p>2017-10-23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AccesFrame manager – Gives pixels access (read, write) to the access frame. Managed (if needed) the swap of memory frame. Used statsmanager and swap manager to do that.</text:p>
          </table:table-cell>
          <table:table-cell table:number-columns-repeated="1020"/>
        </table:table-row>
        <table:table-row table:style-name="ro1">
          <table:table-cell table:formula="of:=[.A8]+IF([.B9]&lt;&gt;&quot;&quot;;1;0)" office:value-type="float" office:value="7" calcext:value-type="float">
            <text:p>7</text:p>
          </table:table-cell>
          <table:table-cell table:style-name="ce5" office:value-type="date" office:date-value="2017-10-24" calcext:value-type="date">
            <text:p>2017-10-24</text:p>
          </table:table-cell>
          <table:table-cell office:value-type="string" calcext:value-type="string">
            <text:p>IU_BGRA_Interface</text:p>
          </table:table-cell>
          <table:table-cell office:value-type="string" calcext:value-type="string">
            <text:p>Make set row into a BGRABitmap from an image32 pix</text:p>
          </table:table-cell>
          <table:table-cell table:number-columns-repeated="1020"/>
        </table:table-row>
        <table:table-row table:style-name="ro1">
          <table:table-cell table:formula="of:=[.A9]+IF([.B10]&lt;&gt;&quot;&quot;;1;0)" office:value-type="float" office:value="8" calcext:value-type="float">
            <text:p>8</text:p>
          </table:table-cell>
          <table:table-cell table:style-name="ce5" office:value-type="date" office:date-value="2017-10-27" calcext:value-type="date">
            <text:p>2017-10-27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Implementing Memory Frame Manager</text:p>
          </table:table-cell>
          <table:table-cell table:style-name="ce5" office:value-type="date" office:date-value="2017-10-27" calcext:value-type="date">
            <text:p>2017-10-27</text:p>
          </table:table-cell>
          <table:table-cell office:value-type="string" calcext:value-type="string">
            <text:p>Pascal</text:p>
          </table:table-cell>
          <table:table-cell table:number-columns-repeated="1018"/>
        </table:table-row>
        <table:table-row table:style-name="ro1">
          <table:table-cell table:formula="of:=[.A10]+IF([.B11]&lt;&gt;&quot;&quot;;1;0)" office:value-type="float" office:value="9" calcext:value-type="float">
            <text:p>9</text:p>
          </table:table-cell>
          <table:table-cell table:style-name="ce5" office:value-type="date" office:date-value="2017-10-27" calcext:value-type="date">
            <text:p>2017-10-27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Declarating and implementing swap Manager</text:p>
          </table:table-cell>
          <table:table-cell table:number-columns-repeated="1020"/>
        </table:table-row>
        <table:table-row table:style-name="ro1">
          <table:table-cell table:formula="of:=[.A11]+IF([.B12]&lt;&gt;&quot;&quot;;1;0)" office:value-type="float" office:value="10" calcext:value-type="float">
            <text:p>10</text:p>
          </table:table-cell>
          <table:table-cell table:style-name="ce5" office:value-type="date" office:date-value="2017-10-27" calcext:value-type="date">
            <text:p>2017-10-27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Declarating and implementing AcceFrame Manager</text:p>
          </table:table-cell>
          <table:table-cell table:number-columns-repeated="1020"/>
        </table:table-row>
        <table:table-row table:style-name="ro1">
          <table:table-cell table:formula="of:=[.A12]+IF([.B1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3]+IF([.B1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4]+IF([.B1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5]+IF([.B1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6]+IF([.B1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7]+IF([.B1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8]+IF([.B1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9]+IF([.B2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0]+IF([.B2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1]+IF([.B2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2]+IF([.B2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3]+IF([.B2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4]+IF([.B2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5]+IF([.B2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6]+IF([.B2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7]+IF([.B2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8]+IF([.B2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9]+IF([.B3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0]+IF([.B3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1]+IF([.B3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2]+IF([.B3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3]+IF([.B3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4]+IF([.B3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5]+IF([.B3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6]+IF([.B3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7]+IF([.B3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8]+IF([.B3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9]+IF([.B4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0]+IF([.B4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1]+IF([.B4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2]+IF([.B4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3]+IF([.B4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4]+IF([.B4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5]+IF([.B4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6]+IF([.B4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7]+IF([.B4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8]+IF([.B4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9]+IF([.B5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0]+IF([.B5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1]+IF([.B5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2]+IF([.B5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3]+IF([.B5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4]+IF([.B5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5]+IF([.B5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6]+IF([.B5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7]+IF([.B5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8]+IF([.B5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9]+IF([.B6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0]+IF([.B6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1]+IF([.B6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2]+IF([.B6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3]+IF([.B6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4]+IF([.B6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5]+IF([.B6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6]+IF([.B6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7]+IF([.B6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8]+IF([.B6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9]+IF([.B7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0]+IF([.B7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1]+IF([.B7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2]+IF([.B7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3]+IF([.B7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4]+IF([.B7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5]+IF([.B7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6]+IF([.B7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7]+IF([.B7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8]+IF([.B7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9]+IF([.B8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0]+IF([.B8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1]+IF([.B8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2]+IF([.B8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3]+IF([.B8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4]+IF([.B8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5]+IF([.B8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6]+IF([.B8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7]+IF([.B8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8]+IF([.B8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9]+IF([.B9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0]+IF([.B9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1]+IF([.B9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2]+IF([.B9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3]+IF([.B9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4]+IF([.B9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5]+IF([.B9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6]+IF([.B9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7]+IF([.B9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8]+IF([.B9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9]+IF([.B10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00]+IF([.B10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01]+IF([.B10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02]+IF([.B10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03]+IF([.B10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04]+IF([.B10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05]+IF([.B10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06]+IF([.B10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07]+IF([.B10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08]+IF([.B10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09]+IF([.B11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10]+IF([.B11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11]+IF([.B11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12]+IF([.B11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13]+IF([.B11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14]+IF([.B11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15]+IF([.B11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16]+IF([.B11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17]+IF([.B11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18]+IF([.B11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19]+IF([.B12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20]+IF([.B12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21]+IF([.B12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22]+IF([.B12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23]+IF([.B12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24]+IF([.B12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25]+IF([.B12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26]+IF([.B12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27]+IF([.B12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28]+IF([.B12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29]+IF([.B13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30]+IF([.B13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31]+IF([.B13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32]+IF([.B13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33]+IF([.B13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34]+IF([.B13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35]+IF([.B13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36]+IF([.B13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37]+IF([.B13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38]+IF([.B13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39]+IF([.B14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40]+IF([.B14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41]+IF([.B14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42]+IF([.B14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43]+IF([.B14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44]+IF([.B14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45]+IF([.B14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46]+IF([.B14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47]+IF([.B14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48]+IF([.B14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49]+IF([.B15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50]+IF([.B15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51]+IF([.B15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52]+IF([.B15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53]+IF([.B15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54]+IF([.B15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55]+IF([.B15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56]+IF([.B15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57]+IF([.B15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58]+IF([.B15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59]+IF([.B16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60]+IF([.B16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61]+IF([.B16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62]+IF([.B16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63]+IF([.B16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64]+IF([.B16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65]+IF([.B16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66]+IF([.B16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67]+IF([.B16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68]+IF([.B16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69]+IF([.B17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70]+IF([.B17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71]+IF([.B17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72]+IF([.B17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73]+IF([.B17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74]+IF([.B17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75]+IF([.B17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76]+IF([.B17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77]+IF([.B17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78]+IF([.B17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79]+IF([.B18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80]+IF([.B18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81]+IF([.B18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82]+IF([.B18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83]+IF([.B18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84]+IF([.B18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85]+IF([.B18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86]+IF([.B18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87]+IF([.B18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88]+IF([.B18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89]+IF([.B19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90]+IF([.B19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91]+IF([.B19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92]+IF([.B19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93]+IF([.B19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94]+IF([.B19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95]+IF([.B19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96]+IF([.B19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97]+IF([.B19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98]+IF([.B19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99]+IF([.B20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00]+IF([.B20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01]+IF([.B20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02]+IF([.B20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03]+IF([.B20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04]+IF([.B20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05]+IF([.B20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06]+IF([.B20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07]+IF([.B20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08]+IF([.B20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09]+IF([.B21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10]+IF([.B21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11]+IF([.B21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12]+IF([.B21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13]+IF([.B21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14]+IF([.B21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15]+IF([.B21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16]+IF([.B21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17]+IF([.B21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18]+IF([.B21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19]+IF([.B22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20]+IF([.B22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21]+IF([.B22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22]+IF([.B22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23]+IF([.B22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24]+IF([.B22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25]+IF([.B22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26]+IF([.B22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27]+IF([.B22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28]+IF([.B22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29]+IF([.B23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30]+IF([.B23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31]+IF([.B23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32]+IF([.B23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33]+IF([.B23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34]+IF([.B23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35]+IF([.B23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36]+IF([.B23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37]+IF([.B23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38]+IF([.B23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39]+IF([.B24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40]+IF([.B24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41]+IF([.B24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42]+IF([.B24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43]+IF([.B24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44]+IF([.B24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45]+IF([.B24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46]+IF([.B24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47]+IF([.B24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48]+IF([.B24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49]+IF([.B25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50]+IF([.B25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51]+IF([.B25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52]+IF([.B25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53]+IF([.B25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54]+IF([.B25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55]+IF([.B25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56]+IF([.B25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57]+IF([.B25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58]+IF([.B25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59]+IF([.B26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60]+IF([.B26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61]+IF([.B26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62]+IF([.B26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63]+IF([.B26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64]+IF([.B26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65]+IF([.B26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66]+IF([.B26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67]+IF([.B26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68]+IF([.B26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69]+IF([.B27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70]+IF([.B27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71]+IF([.B27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72]+IF([.B27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73]+IF([.B27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74]+IF([.B27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75]+IF([.B27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76]+IF([.B27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77]+IF([.B27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78]+IF([.B27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79]+IF([.B28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80]+IF([.B28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81]+IF([.B28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82]+IF([.B28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83]+IF([.B28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84]+IF([.B28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85]+IF([.B28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86]+IF([.B28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87]+IF([.B28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88]+IF([.B28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89]+IF([.B29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90]+IF([.B29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91]+IF([.B29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92]+IF([.B29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93]+IF([.B29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94]+IF([.B29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95]+IF([.B29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96]+IF([.B29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97]+IF([.B29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98]+IF([.B29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299]+IF([.B30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00]+IF([.B30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01]+IF([.B30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02]+IF([.B30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03]+IF([.B30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04]+IF([.B30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05]+IF([.B30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06]+IF([.B30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07]+IF([.B30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08]+IF([.B30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09]+IF([.B31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10]+IF([.B31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11]+IF([.B31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12]+IF([.B31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13]+IF([.B31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14]+IF([.B31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15]+IF([.B31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16]+IF([.B31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17]+IF([.B31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18]+IF([.B31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19]+IF([.B32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20]+IF([.B32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21]+IF([.B32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22]+IF([.B32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23]+IF([.B32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24]+IF([.B32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25]+IF([.B32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26]+IF([.B32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27]+IF([.B32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28]+IF([.B32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29]+IF([.B33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30]+IF([.B33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31]+IF([.B33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32]+IF([.B33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33]+IF([.B33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34]+IF([.B33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35]+IF([.B33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36]+IF([.B33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37]+IF([.B33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38]+IF([.B33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39]+IF([.B34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40]+IF([.B34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41]+IF([.B34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42]+IF([.B34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43]+IF([.B34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44]+IF([.B34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45]+IF([.B34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46]+IF([.B34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47]+IF([.B34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48]+IF([.B34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49]+IF([.B35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50]+IF([.B35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51]+IF([.B35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52]+IF([.B35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53]+IF([.B35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54]+IF([.B35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55]+IF([.B35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56]+IF([.B35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57]+IF([.B35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58]+IF([.B35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59]+IF([.B36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60]+IF([.B36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61]+IF([.B36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62]+IF([.B36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63]+IF([.B36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64]+IF([.B36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65]+IF([.B36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66]+IF([.B36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67]+IF([.B36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68]+IF([.B36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69]+IF([.B37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70]+IF([.B37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71]+IF([.B37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72]+IF([.B37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73]+IF([.B37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74]+IF([.B37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75]+IF([.B37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76]+IF([.B37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77]+IF([.B37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78]+IF([.B37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79]+IF([.B38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80]+IF([.B38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81]+IF([.B38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82]+IF([.B38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83]+IF([.B38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84]+IF([.B38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85]+IF([.B38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86]+IF([.B38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87]+IF([.B38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88]+IF([.B38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89]+IF([.B39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90]+IF([.B39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91]+IF([.B39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92]+IF([.B39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93]+IF([.B39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94]+IF([.B39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95]+IF([.B39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96]+IF([.B39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97]+IF([.B39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98]+IF([.B39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399]+IF([.B40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00]+IF([.B40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01]+IF([.B40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02]+IF([.B40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03]+IF([.B40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04]+IF([.B40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05]+IF([.B40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06]+IF([.B40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07]+IF([.B40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08]+IF([.B40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09]+IF([.B41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10]+IF([.B41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11]+IF([.B41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12]+IF([.B41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13]+IF([.B41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14]+IF([.B41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15]+IF([.B41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16]+IF([.B41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17]+IF([.B41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18]+IF([.B41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19]+IF([.B42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20]+IF([.B42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21]+IF([.B42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22]+IF([.B42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23]+IF([.B42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24]+IF([.B42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25]+IF([.B42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26]+IF([.B42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27]+IF([.B42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28]+IF([.B42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29]+IF([.B43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30]+IF([.B43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31]+IF([.B43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32]+IF([.B43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33]+IF([.B43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34]+IF([.B43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35]+IF([.B43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36]+IF([.B43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37]+IF([.B43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38]+IF([.B43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39]+IF([.B44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40]+IF([.B44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41]+IF([.B44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42]+IF([.B44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43]+IF([.B44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44]+IF([.B44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45]+IF([.B44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46]+IF([.B44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47]+IF([.B44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48]+IF([.B44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49]+IF([.B45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50]+IF([.B45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51]+IF([.B45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52]+IF([.B45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53]+IF([.B45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54]+IF([.B45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55]+IF([.B45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56]+IF([.B45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57]+IF([.B45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58]+IF([.B45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59]+IF([.B46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60]+IF([.B46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61]+IF([.B46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62]+IF([.B46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63]+IF([.B46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64]+IF([.B46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65]+IF([.B46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66]+IF([.B46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67]+IF([.B46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68]+IF([.B46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69]+IF([.B47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70]+IF([.B47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71]+IF([.B47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72]+IF([.B47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73]+IF([.B47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74]+IF([.B47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75]+IF([.B47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76]+IF([.B47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77]+IF([.B47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78]+IF([.B47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79]+IF([.B48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80]+IF([.B48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81]+IF([.B48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82]+IF([.B48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83]+IF([.B48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84]+IF([.B48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85]+IF([.B48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86]+IF([.B48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87]+IF([.B48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88]+IF([.B48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89]+IF([.B49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90]+IF([.B49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91]+IF([.B49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92]+IF([.B49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93]+IF([.B49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94]+IF([.B49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95]+IF([.B49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96]+IF([.B49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97]+IF([.B49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98]+IF([.B49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499]+IF([.B50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00]+IF([.B50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01]+IF([.B50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02]+IF([.B50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03]+IF([.B50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04]+IF([.B50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05]+IF([.B50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06]+IF([.B50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07]+IF([.B50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08]+IF([.B50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09]+IF([.B51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10]+IF([.B51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11]+IF([.B51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12]+IF([.B51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13]+IF([.B51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14]+IF([.B51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15]+IF([.B51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16]+IF([.B51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17]+IF([.B51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18]+IF([.B51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19]+IF([.B52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20]+IF([.B52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21]+IF([.B52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22]+IF([.B52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23]+IF([.B52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24]+IF([.B52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25]+IF([.B52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26]+IF([.B52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27]+IF([.B52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28]+IF([.B52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29]+IF([.B53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30]+IF([.B53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31]+IF([.B53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32]+IF([.B53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33]+IF([.B53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34]+IF([.B53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35]+IF([.B53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36]+IF([.B53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37]+IF([.B53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38]+IF([.B53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39]+IF([.B54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40]+IF([.B54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41]+IF([.B54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42]+IF([.B54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43]+IF([.B54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44]+IF([.B54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45]+IF([.B54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46]+IF([.B54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47]+IF([.B54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48]+IF([.B54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49]+IF([.B55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50]+IF([.B55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51]+IF([.B55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52]+IF([.B55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53]+IF([.B55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54]+IF([.B55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55]+IF([.B55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56]+IF([.B55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57]+IF([.B55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58]+IF([.B55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59]+IF([.B56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60]+IF([.B56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61]+IF([.B56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62]+IF([.B56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63]+IF([.B56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64]+IF([.B56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65]+IF([.B56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66]+IF([.B56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67]+IF([.B56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68]+IF([.B56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69]+IF([.B57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70]+IF([.B57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71]+IF([.B57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72]+IF([.B57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73]+IF([.B57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74]+IF([.B57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75]+IF([.B57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76]+IF([.B57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77]+IF([.B57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78]+IF([.B57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79]+IF([.B58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80]+IF([.B58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81]+IF([.B58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82]+IF([.B58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83]+IF([.B58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84]+IF([.B58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85]+IF([.B58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86]+IF([.B58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87]+IF([.B58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88]+IF([.B58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89]+IF([.B59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90]+IF([.B59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91]+IF([.B59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92]+IF([.B59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93]+IF([.B59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94]+IF([.B59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95]+IF([.B59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96]+IF([.B59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97]+IF([.B59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98]+IF([.B59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599]+IF([.B60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00]+IF([.B60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01]+IF([.B60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02]+IF([.B60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03]+IF([.B60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04]+IF([.B60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05]+IF([.B60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06]+IF([.B60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07]+IF([.B60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08]+IF([.B60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09]+IF([.B61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10]+IF([.B61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11]+IF([.B61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12]+IF([.B61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13]+IF([.B61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14]+IF([.B61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15]+IF([.B61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16]+IF([.B61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17]+IF([.B61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18]+IF([.B61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19]+IF([.B62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20]+IF([.B62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21]+IF([.B62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22]+IF([.B62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23]+IF([.B62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24]+IF([.B62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25]+IF([.B62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26]+IF([.B62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27]+IF([.B62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28]+IF([.B62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29]+IF([.B63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30]+IF([.B63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31]+IF([.B63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32]+IF([.B63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33]+IF([.B63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34]+IF([.B63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35]+IF([.B63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36]+IF([.B63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37]+IF([.B63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38]+IF([.B63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39]+IF([.B64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40]+IF([.B64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41]+IF([.B64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42]+IF([.B64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43]+IF([.B64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44]+IF([.B64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45]+IF([.B64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46]+IF([.B64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47]+IF([.B64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48]+IF([.B64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49]+IF([.B65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50]+IF([.B65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51]+IF([.B65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52]+IF([.B65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53]+IF([.B65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54]+IF([.B65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55]+IF([.B65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56]+IF([.B65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57]+IF([.B65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58]+IF([.B65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59]+IF([.B66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60]+IF([.B66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61]+IF([.B66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62]+IF([.B66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63]+IF([.B66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64]+IF([.B66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65]+IF([.B66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66]+IF([.B66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67]+IF([.B66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68]+IF([.B66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69]+IF([.B67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70]+IF([.B67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71]+IF([.B67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72]+IF([.B67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73]+IF([.B67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74]+IF([.B67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75]+IF([.B67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76]+IF([.B67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77]+IF([.B67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78]+IF([.B67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79]+IF([.B68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80]+IF([.B68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81]+IF([.B68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82]+IF([.B68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83]+IF([.B68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84]+IF([.B68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85]+IF([.B68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86]+IF([.B68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87]+IF([.B68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88]+IF([.B68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89]+IF([.B69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90]+IF([.B69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91]+IF([.B69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92]+IF([.B69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93]+IF([.B69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94]+IF([.B69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95]+IF([.B69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96]+IF([.B69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97]+IF([.B69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98]+IF([.B69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699]+IF([.B70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00]+IF([.B70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01]+IF([.B70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02]+IF([.B70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03]+IF([.B70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04]+IF([.B70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05]+IF([.B70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06]+IF([.B70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07]+IF([.B70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08]+IF([.B70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09]+IF([.B71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10]+IF([.B71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11]+IF([.B71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12]+IF([.B71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13]+IF([.B71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14]+IF([.B71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15]+IF([.B71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16]+IF([.B71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17]+IF([.B71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18]+IF([.B71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19]+IF([.B72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20]+IF([.B72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21]+IF([.B72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22]+IF([.B72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23]+IF([.B72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24]+IF([.B72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25]+IF([.B72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26]+IF([.B72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27]+IF([.B72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28]+IF([.B72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29]+IF([.B73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30]+IF([.B73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31]+IF([.B73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32]+IF([.B73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33]+IF([.B73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34]+IF([.B73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35]+IF([.B73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36]+IF([.B73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37]+IF([.B73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38]+IF([.B73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39]+IF([.B74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40]+IF([.B74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41]+IF([.B74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42]+IF([.B74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43]+IF([.B74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44]+IF([.B74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45]+IF([.B74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46]+IF([.B74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47]+IF([.B74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48]+IF([.B74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49]+IF([.B75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50]+IF([.B75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51]+IF([.B75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52]+IF([.B75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53]+IF([.B75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54]+IF([.B75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55]+IF([.B75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56]+IF([.B75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57]+IF([.B75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58]+IF([.B75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59]+IF([.B76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60]+IF([.B76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61]+IF([.B76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62]+IF([.B76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63]+IF([.B76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64]+IF([.B76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65]+IF([.B76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66]+IF([.B76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67]+IF([.B76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68]+IF([.B76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69]+IF([.B77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70]+IF([.B77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71]+IF([.B77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72]+IF([.B77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73]+IF([.B77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74]+IF([.B77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75]+IF([.B77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76]+IF([.B77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77]+IF([.B77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78]+IF([.B77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79]+IF([.B78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80]+IF([.B78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81]+IF([.B78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82]+IF([.B78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83]+IF([.B78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84]+IF([.B78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85]+IF([.B78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86]+IF([.B78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87]+IF([.B78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88]+IF([.B78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89]+IF([.B79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90]+IF([.B79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91]+IF([.B79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92]+IF([.B79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93]+IF([.B79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94]+IF([.B79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95]+IF([.B79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96]+IF([.B79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97]+IF([.B79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98]+IF([.B79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799]+IF([.B80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00]+IF([.B80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01]+IF([.B80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02]+IF([.B80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03]+IF([.B80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04]+IF([.B80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05]+IF([.B80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06]+IF([.B80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07]+IF([.B80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08]+IF([.B80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09]+IF([.B81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10]+IF([.B81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11]+IF([.B81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12]+IF([.B81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13]+IF([.B81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14]+IF([.B81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15]+IF([.B81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16]+IF([.B81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17]+IF([.B81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18]+IF([.B81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19]+IF([.B82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20]+IF([.B82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21]+IF([.B82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22]+IF([.B82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23]+IF([.B82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24]+IF([.B82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25]+IF([.B82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26]+IF([.B82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27]+IF([.B82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28]+IF([.B82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29]+IF([.B83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30]+IF([.B83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31]+IF([.B83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32]+IF([.B83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33]+IF([.B83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34]+IF([.B83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35]+IF([.B83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36]+IF([.B83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37]+IF([.B83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38]+IF([.B83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39]+IF([.B84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40]+IF([.B84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41]+IF([.B84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42]+IF([.B84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43]+IF([.B84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44]+IF([.B84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45]+IF([.B84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46]+IF([.B84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47]+IF([.B84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48]+IF([.B84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49]+IF([.B85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50]+IF([.B85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51]+IF([.B85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52]+IF([.B85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53]+IF([.B85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54]+IF([.B85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55]+IF([.B85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56]+IF([.B85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57]+IF([.B85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58]+IF([.B85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59]+IF([.B86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60]+IF([.B86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61]+IF([.B86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62]+IF([.B86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63]+IF([.B86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64]+IF([.B86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65]+IF([.B86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66]+IF([.B86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67]+IF([.B86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68]+IF([.B86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69]+IF([.B87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70]+IF([.B87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71]+IF([.B87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72]+IF([.B87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73]+IF([.B87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74]+IF([.B87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75]+IF([.B87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76]+IF([.B87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77]+IF([.B87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78]+IF([.B87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79]+IF([.B88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80]+IF([.B88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81]+IF([.B88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82]+IF([.B88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83]+IF([.B88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84]+IF([.B88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85]+IF([.B88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86]+IF([.B88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87]+IF([.B88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88]+IF([.B88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89]+IF([.B89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90]+IF([.B89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91]+IF([.B89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92]+IF([.B89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93]+IF([.B89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94]+IF([.B89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95]+IF([.B89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96]+IF([.B89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97]+IF([.B89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98]+IF([.B89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899]+IF([.B90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00]+IF([.B90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01]+IF([.B90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02]+IF([.B90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03]+IF([.B90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04]+IF([.B90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05]+IF([.B90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06]+IF([.B90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07]+IF([.B90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08]+IF([.B90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09]+IF([.B91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10]+IF([.B91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11]+IF([.B91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12]+IF([.B91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13]+IF([.B91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14]+IF([.B91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15]+IF([.B91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16]+IF([.B91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17]+IF([.B91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18]+IF([.B91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19]+IF([.B92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20]+IF([.B92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21]+IF([.B92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22]+IF([.B92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23]+IF([.B92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24]+IF([.B92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25]+IF([.B92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26]+IF([.B92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27]+IF([.B92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28]+IF([.B92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29]+IF([.B93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30]+IF([.B93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31]+IF([.B93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32]+IF([.B93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33]+IF([.B93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34]+IF([.B93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35]+IF([.B93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36]+IF([.B93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37]+IF([.B93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38]+IF([.B93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39]+IF([.B94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40]+IF([.B94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41]+IF([.B94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42]+IF([.B94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43]+IF([.B94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44]+IF([.B94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45]+IF([.B94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46]+IF([.B94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47]+IF([.B94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48]+IF([.B94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49]+IF([.B95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50]+IF([.B95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51]+IF([.B95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52]+IF([.B95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53]+IF([.B95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54]+IF([.B95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55]+IF([.B95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56]+IF([.B95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57]+IF([.B95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58]+IF([.B95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59]+IF([.B96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60]+IF([.B96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61]+IF([.B96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62]+IF([.B96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63]+IF([.B96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64]+IF([.B96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65]+IF([.B96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66]+IF([.B96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67]+IF([.B96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68]+IF([.B96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69]+IF([.B97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70]+IF([.B97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71]+IF([.B97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72]+IF([.B97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73]+IF([.B97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74]+IF([.B97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75]+IF([.B97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76]+IF([.B97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77]+IF([.B97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78]+IF([.B97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79]+IF([.B98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80]+IF([.B98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81]+IF([.B98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82]+IF([.B98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83]+IF([.B98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84]+IF([.B98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85]+IF([.B98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86]+IF([.B98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87]+IF([.B98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88]+IF([.B98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89]+IF([.B99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90]+IF([.B99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91]+IF([.B99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92]+IF([.B99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93]+IF([.B99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94]+IF([.B99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95]+IF([.B99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96]+IF([.B99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97]+IF([.B99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98]+IF([.B99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999]+IF([.B100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000]+IF([.B100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001]+IF([.B100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002]+IF([.B100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003]+IF([.B100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004]+IF([.B100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005]+IF([.B100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006]+IF([.B100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007]+IF([.B100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008]+IF([.B100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009]+IF([.B101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010]+IF([.B101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011]+IF([.B101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012]+IF([.B101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013]+IF([.B101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014]+IF([.B101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015]+IF([.B1016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016]+IF([.B1017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017]+IF([.B1018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018]+IF([.B1019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019]+IF([.B1020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020]+IF([.B1021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021]+IF([.B1022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022]+IF([.B1023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023]+IF([.B1024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024]+IF([.B1025]&lt;&gt;&quot;&quot;;1;0)" office:value-type="float" office:value="10" calcext:value-type="float">
            <text:p>10</text:p>
          </table:table-cell>
          <table:table-cell table:number-columns-repeated="1023"/>
        </table:table-row>
        <table:table-row table:style-name="ro1" table:number-rows-repeated="1047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7">00/00/0000</text:date>, <text:time style:data-style-name="N2" text:time-value="18:44:13.6277432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lemaitre</meta:initial-creator>
    <meta:creation-date>2017-10-15T09:38:42.667172498</meta:creation-date>
    <dc:date>2017-10-27T18:47:12.151249208</dc:date>
    <dc:creator>Pascal lemaitre</dc:creator>
    <meta:editing-duration>PT21M57S</meta:editing-duration>
    <meta:editing-cycles>9</meta:editing-cycles>
    <meta:generator>LibreOffice/4.3.3.2$Linux_X86_64 LibreOffice_project/430m0$Build-2</meta:generator>
    <meta:document-statistic meta:table-count="1" meta:cell-count="1075" meta:object-count="0"/>
  </office:meta>
</office:document-meta>
</file>